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9569in" table:align="left"/>
    </style:style>
    <style:style style:name="Table1.A" style:family="table-column">
      <style:table-column-properties style:column-width="0.5083in"/>
    </style:style>
    <style:style style:name="Table1.B" style:family="table-column">
      <style:table-column-properties style:column-width="5.4486in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-left="0.0903in" fo:padding-right="0.0903in" fo:padding-top="0.0417in" fo:padding-bottom="0.0417in" fo:border="0.05pt solid #dfe2e5"/>
    </style:style>
    <style:style style:name="Table1.3" style:family="table-row">
      <style:table-row-properties fo:background-color="#f6f8fa">
        <style:background-image/>
      </style:table-row-properties>
    </style:style>
    <style:style style:name="P1" style:family="paragraph" style:parent-style-name="Table_20_Heading">
      <style:text-properties fo:font-weight="bold"/>
    </style:style>
    <style:style style:name="P2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  <style:text-properties fo:font-variant="normal" fo:text-transform="none" fo:color="#24292e" style:font-name="SFMono-Regular" fo:font-size="6.5pt" fo:letter-spacing="normal" fo:font-style="normal" fo:font-weight="normal"/>
    </style:style>
    <style:style style:name="P3" style:family="paragraph" style:parent-style-name="Preformatted_20_Text">
      <loext:graphic-properties draw:fill="solid" draw:fill-color="#f6f8fa" draw:opacity="100%"/>
      <style:paragraph-properties fo:margin-left="0in" fo:margin-right="0in" fo:margin-top="0in" fo:margin-bottom="0in" loext:contextual-spacing="false" fo:line-height="145%" fo:orphans="2" fo:widows="2" fo:text-indent="0in" style:auto-text-indent="false" fo:background-color="#f6f8fa" fo:padding="0in" fo:border="none"/>
    </style:style>
    <style:style style:name="P4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</style:style>
    <style:style style:name="P5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style:font-name="SFMono-Regular" fo:font-size="6.5pt" fo:letter-spacing="normal" fo:font-style="normal" fo:font-weight="normal"/>
    </style:style>
    <style:style style:name="P6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24292e" fo:letter-spacing="normal"/>
    </style:style>
    <style:style style:name="P7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032f62" style:font-name="SFMono-Regular" fo:font-size="6.5pt" fo:letter-spacing="normal" fo:font-style="normal" fo:font-weight="normal"/>
    </style:style>
    <style:style style:name="P8" style:family="paragraph" style:parent-style-name="Preformatted_20_Text">
      <loext:graphic-properties draw:fill="solid" draw:fill-color="#f6f8fa" draw:opacity="100%"/>
      <style:paragraph-properties fo:margin-top="0in" fo:margin-bottom="0in" loext:contextual-spacing="false" fo:line-height="145%" fo:orphans="2" fo:widows="2" fo:background-color="#f6f8fa" fo:padding="0in" fo:border="none"/>
      <style:text-properties fo:font-variant="normal" fo:text-transform="none" fo:color="#005cc5" style:font-name="SFMono-Regular" fo:font-size="6.5pt" fo:letter-spacing="normal" fo:font-style="normal" fo:font-weight="normal"/>
    </style:style>
    <style:style style:name="P9" style:family="paragraph" style:parent-style-name="Heading_20_3">
      <style:paragraph-properties fo:margin-left="0in" fo:margin-right="0in" fo:margin-top="0.1665in" fo:margin-bottom="0.111in" loext:contextual-spacing="false" fo:line-height="125%" fo:orphans="2" fo:widows="2" fo:text-indent="0in" style:auto-text-indent="false"/>
      <style:text-properties fo:font-variant="normal" fo:text-transform="none" fo:color="#24292e" style:font-name="apple-system" fo:letter-spacing="normal" fo:font-style="normal" fo:font-weight="normal"/>
    </style:style>
    <style:style style:name="P10" style:family="paragraph" style:parent-style-name="Heading_20_2">
      <style:paragraph-properties fo:margin-left="0in" fo:margin-right="0in" fo:margin-top="0.1665in" fo:margin-bottom="0.111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11" style:family="paragraph" style:parent-style-name="Heading_20_1">
      <style:paragraph-properties fo:margin-left="0in" fo:margin-right="0in" fo:margin-top="0in" fo:margin-bottom="0.111in" loext:contextual-spacing="false" fo:line-height="125%" fo:orphans="2" fo:widows="2" fo:text-indent="0in" style:auto-text-indent="false" fo:padding-left="0in" fo:padding-right="0in" fo:padding-top="0in" fo:padding-bottom="0.0193in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normal"/>
    </style:style>
    <style:style style:name="P12" style:family="paragraph" style:parent-style-name="Text_20_body">
      <style:paragraph-properties fo:margin-left="0in" fo:margin-right="0in" fo:margin-top="0in" fo:margin-bottom="0.111in" loext:contextual-spacing="false" fo:orphans="2" fo:widows="2" fo:text-indent="0in" style:auto-text-indent="false"/>
      <style:text-properties fo:font-variant="normal" fo:text-transform="none" fo:color="#24292e" style:font-name="apple-system" fo:font-size="8pt" fo:letter-spacing="normal" fo:font-style="normal" fo:font-weight="normal"/>
    </style:style>
    <style:style style:name="P13" style:family="paragraph" style:parent-style-name="Text_20_body">
      <style:paragraph-properties fo:margin-left="0in" fo:margin-right="0in" fo:margin-top="0in" fo:margin-bottom="0.111in" loext:contextual-spacing="false" fo:orphans="2" fo:widows="2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T1" style:family="text">
      <style:text-properties fo:color="#d73a49"/>
    </style:style>
    <style:style style:name="T2" style:family="text">
      <style:text-properties fo:color="#d73a49" style:font-name="SFMono-Regular" fo:font-size="6.5pt" fo:font-style="normal" fo:font-weight="normal"/>
    </style:style>
    <style:style style:name="T3" style:family="text">
      <style:text-properties fo:color="#032f62"/>
    </style:style>
    <style:style style:name="T4" style:family="text">
      <style:text-properties fo:color="#032f62" style:font-name="SFMono-Regular" fo:font-size="6.5pt" fo:font-style="normal" fo:font-weight="normal"/>
    </style:style>
    <style:style style:name="T5" style:family="text">
      <style:text-properties fo:color="#005cc5"/>
    </style:style>
    <style:style style:name="T6" style:family="text">
      <style:text-properties style:font-name="SFMono-Regular" fo:font-size="6.5pt" fo:font-style="normal" fo:font-weight="normal"/>
    </style:style>
    <style:style style:name="T7" style:family="text">
      <style:text-properties fo:font-variant="normal" fo:text-transform="none" fo:color="#24292e" style:font-name="SFMono-Regular" fo:font-size="6.5pt" fo:letter-spacing="normal" fo:font-style="normal" fo:font-weight="bold" loext:padding="0in" loext:border="none"/>
    </style:style>
    <style:style style:name="T8" style:family="text">
      <style:text-properties fo:font-variant="normal" fo:text-transform="none" fo:color="#24292e" style:font-name="SFMono-Regular" fo:font-size="6.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24292e" style:font-name="apple-system" fo:font-size="8pt" fo:letter-spacing="normal" fo:font-style="normal" fo:font-weight="bold"/>
    </style:style>
    <style:style style:name="T10" style:family="text">
      <style:text-properties fo:font-variant="normal" fo:text-transform="none" fo:color="#24292e" style:font-name="apple-system" fo:font-size="8pt" fo:letter-spacing="normal" fo:font-style="normal" fo:font-weight="normal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8pt" fo:letter-spacing="normal" fo:font-style="normal" style:text-underline-style="none" fo:font-weight="normal" style:text-blinking="false"/>
    </style:style>
    <style:style style:name="T12" style:family="text">
      <style:text-properties fo:color="#e36209"/>
    </style:style>
    <style:style style:name="T13" style:family="text">
      <style:text-properties fo:color="#e36209" style:font-name="SFMono-Regular" fo:font-size="6.5pt" fo:font-style="normal" fo:font-weight="normal"/>
    </style:style>
    <style:style style:name="T14" style:family="text">
      <style:text-properties fo:color="#6a73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30 Days of Python: Cheat Sheet</text:h>
      <text:p text:style-name="P12">A quick reference guide for using the Python Programming language.</text:p>
      <text:h text:style-name="P10" text:outline-level="2"><text:bookmark text:name="user-content-strings"/>Strings</text:h>
      <text:p text:style-name="P2">text <text:span text:style-name="T1">=</text:span> <text:span text:style-name="T3">"Some string, with some stuff."</text:span></text:p>
      <text:p text:style-name="P4"/>
      <text:p text:style-name="P5">text2 <text:span text:style-name="T1">=</text:span> <text:span text:style-name="T3">"Yet, another string here."</text:span></text:p>
      <text:p text:style-name="P4"/>
      <text:p text:style-name="P5">text3 <text:span text:style-name="T1">=</text:span> <text:span text:style-name="T3">"Concatenation combines strings like \""</text:span> <text:span text:style-name="T1">+</text:span> text <text:span text:style-name="T1">+</text:span> <text:span text:style-name="T3">"\" and \""</text:span> <text:span text:style-name="T1">+</text:span> text2 <text:s/><text:span text:style-name="T1">+</text:span> <text:span text:style-name="T3">"\""</text:span></text:p>
      <text:p text:style-name="P5"><text:span text:style-name="T5">print</text:span>(text3)</text:p>
      <text:h text:style-name="P9" text:outline-level="3"><text:bookmark text:name="user-content-formating"/>Formating</text:h>
      <text:p text:style-name="P14"><text:span text:style-name="Strong_20_Emphasis"><text:span text:style-name="Source_20_Text"><text:span text:style-name="T7">\n</text:span></text:span></text:span><text:span text:style-name="Strong_20_Emphasis"><text:span text:style-name="T9">: New Line</text:span></text:span></text:p>
      <text:p text:style-name="P2">text <text:span text:style-name="T1">=</text:span> <text:span text:style-name="T3">'Often\nYou need a new line'</text:span></text:p>
      <text:p text:style-name="P5"><text:span text:style-name="T5">print</text:span>(text)</text:p>
      <text:p text:style-name="P14"><text:span text:style-name="Strong_20_Emphasis"><text:span text:style-name="Source_20_Text"><text:span text:style-name="T7">\t</text:span></text:span></text:span><text:span text:style-name="Strong_20_Emphasis"><text:span text:style-name="T9">: Tab</text:span></text:span></text:p>
      <text:p text:style-name="P2">text <text:span text:style-name="T1">=</text:span> <text:span text:style-name="T3">'Often a \t tab is needed.'</text:span></text:p>
      <text:p text:style-name="P5"><text:span text:style-name="T5">print</text:span>(text)</text:p>
      <text:p text:style-name="P14"><text:span text:style-name="Strong_20_Emphasis"><text:span text:style-name="Source_20_Text"><text:span text:style-name="T7">\'</text:span></text:span></text:span><text:span text:style-name="Strong_20_Emphasis"><text:span text:style-name="T9">: Escaped single quote</text:span></text:span></text:p>
      <text:p text:style-name="P2">text <text:span text:style-name="T1">=</text:span> <text:span text:style-name="T3">'Sometimes it\'s your quote sometimes it isn\'t'</text:span></text:p>
      <text:p text:style-name="P5"><text:span text:style-name="T5">print</text:span>(text)</text:p>
      <text:p text:style-name="P14"><text:span text:style-name="Strong_20_Emphasis"><text:span text:style-name="Source_20_Text"><text:span text:style-name="T7">\"</text:span></text:span></text:span><text:span text:style-name="Strong_20_Emphasis"><text:span text:style-name="T9">: Escaped double quote</text:span></text:span></text:p>
      <text:p text:style-name="P2">text <text:span text:style-name="T1">=</text:span> <text:span text:style-name="T3">"Sometimes it\'s a \"Quote from someone else\""</text:span></text:p>
      <text:p text:style-name="P5"><text:span text:style-name="T5">print</text:span>(text)</text:p>
      <text:p text:style-name="P14"><text:span text:style-name="Strong_20_Emphasis"><text:span text:style-name="Source_20_Text"><text:span text:style-name="T7">\</text:span></text:span></text:span><text:span text:style-name="Strong_20_Emphasis"><text:span text:style-name="T9">: Escaped linebreak</text:span></text:span></text:p>
      <text:p text:style-name="P2">text <text:span text:style-name="T1">=</text:span> <text:span text:style-name="T3">"Sometimes you need to have </text:span><text:span text:style-name="T5">\</text:span></text:p>
      <text:p text:style-name="P7">a inline break that isn't a linebreak."</text:p>
      <text:p text:style-name="P5"><text:span text:style-name="T5">print</text:span>(text)</text:p>
      <text:p text:style-name="P14"><text:span text:style-name="Strong_20_Emphasis"><text:span text:style-name="Source_20_Text"><text:span text:style-name="T7">.lower()</text:span></text:span></text:span><text:span text:style-name="Strong_20_Emphasis"><text:span text:style-name="T9">: Lowercase entire string</text:span></text:span></text:p>
      <text:p text:style-name="P2">text <text:span text:style-name="T1">=</text:span> <text:span text:style-name="T3">"Some string, with some stuff."</text:span></text:p>
      <text:p text:style-name="P5">text.lower()</text:p>
      <text:p text:style-name="P5"><text:span text:style-name="T5">print</text:span>(text)</text:p>
      <text:p text:style-name="P7">"some string, with some stuff."</text:p>
      <text:p text:style-name="P14"><text:span text:style-name="Strong_20_Emphasis"><text:span text:style-name="Source_20_Text"><text:span text:style-name="T7">.upper()</text:span></text:span></text:span><text:span text:style-name="Strong_20_Emphasis"><text:span text:style-name="T9">: Uppercase entire string</text:span></text:span></text:p>
      <text:p text:style-name="P2">text <text:span text:style-name="T1">=</text:span> <text:span text:style-name="T3">"Some string, with some stuff."</text:span></text:p>
      <text:p text:style-name="P5">text.upper()</text:p>
      <text:p text:style-name="P5"><text:span text:style-name="T5">print</text:span>(text)</text:p>
      <text:p text:style-name="P7">"SOME STRING, WITH SOME STUFF.</text:p>
      <text:p text:style-name="P14"><text:span text:style-name="Strong_20_Emphasis"><text:span text:style-name="Source_20_Text"><text:span text:style-name="T7">.lower()</text:span></text:span></text:span><text:span text:style-name="Strong_20_Emphasis"><text:span text:style-name="T9"> and </text:span></text:span><text:span text:style-name="Strong_20_Emphasis"><text:span text:style-name="Source_20_Text"><text:span text:style-name="T7">.upper()</text:span></text:span></text:span><text:span text:style-name="Strong_20_Emphasis"><text:span text:style-name="T9"> to Capitalize string</text:span></text:span></text:p>
      <text:p text:style-name="P2">lower_cased <text:span text:style-name="T1">=</text:span> <text:span text:style-name="T3">"this sentence needs to be capitalized."</text:span></text:p>
      <text:p text:style-name="P4"/>
      <text:p text:style-name="P5">cap_string <text:span text:style-name="T1">=</text:span> lower_cased[<text:span text:style-name="T5">0</text:span>].upper() <text:span text:style-name="T1">+</text:span> lower_cased[<text:span text:style-name="T5">1</text:span>:]</text:p>
      <text:p text:style-name="P5"><text:span text:style-name="T5">print</text:span>(cap_string)</text:p>
      <text:p text:style-name="P7">"This sentence needs to be capitalized."</text:p>
      <text:p text:style-name="P14"><text:span text:style-name="Strong_20_Emphasis"><text:span text:style-name="Source_20_Text"><text:span text:style-name="T7">.split()</text:span></text:span></text:span><text:span text:style-name="Strong_20_Emphasis"><text:span text:style-name="T9"> to Break up string</text:span></text:span></text:p>
      <text:p text:style-name="P2">text <text:span text:style-name="T1">=</text:span> <text:span text:style-name="T3">"Some string, with some stuff."</text:span></text:p>
      <text:p text:style-name="P5"><text:span text:style-name="T5">print</text:span>(text.split())</text:p>
      <text:p text:style-name="P5">[<text:span text:style-name="T3">'Some'</text:span>, <text:span text:style-name="T3">'string,'</text:span>, <text:span text:style-name="T3">'with'</text:span>, <text:span text:style-name="T3">'some'</text:span>, <text:span text:style-name="T3">'stuff.'</text:span>]</text:p>
      <text:p text:style-name="P4"/>
      <text:p text:style-name="P5"><text:span text:style-name="T5">print</text:span>(text.split(<text:span text:style-name="T3">","</text:span>))</text:p>
      <text:p text:style-name="P5"><text:soft-page-break/>[<text:span text:style-name="T3">'Some string'</text:span>, <text:span text:style-name="T3">' with some stuff.'</text:span>]</text:p>
      <text:p text:style-name="P14"><text:span text:style-name="Strong_20_Emphasis"><text:span text:style-name="Source_20_Text"><text:span text:style-name="T7">len()</text:span></text:span></text:span><text:span text:style-name="Strong_20_Emphasis"><text:span text:style-name="T9"> to Count String Length</text:span></text:span></text:p>
      <text:p text:style-name="P2">text_length <text:span text:style-name="T1">=</text:span> <text:span text:style-name="T5">len</text:span>(<text:span text:style-name="T3">"Some string, with some stuff."</text:span>)</text:p>
      <text:p text:style-name="P5"><text:span text:style-name="T5">print</text:span>(text_length)</text:p>
      <text:p text:style-name="P8">29</text:p>
      <text:p text:style-name="P4"/>
      <text:p text:style-name="P5">text <text:span text:style-name="T1">=</text:span> <text:span text:style-name="T3">"Some other length"</text:span></text:p>
      <text:p text:style-name="P5">text_length2 <text:span text:style-name="T1">=</text:span> <text:span text:style-name="T5">len</text:span>(text)</text:p>
      <text:p text:style-name="P5"><text:span text:style-name="T5">print</text:span>(text_length2)</text:p>
      <text:p text:style-name="P8">17</text:p>
      <text:h text:style-name="P9" text:outline-level="3"><text:bookmark text:name="user-content-substitution"/>Substitution</text:h>
      <text:p text:style-name="P13"><text:span text:style-name="Strong_20_Emphasis"><text:span text:style-name="T9">Format with Keyword Arguments (Variables)</text:span></text:span></text:p>
      <text:p text:style-name="P2">text <text:span text:style-name="T1">=</text:span> <text:span text:style-name="T3">"This is </text:span><text:span text:style-name="T5">{variable_a}</text:span><text:span text:style-name="T3"> formatted string"</text:span>.format(<text:span text:style-name="T12">variable_a</text:span><text:span text:style-name="T1">=</text:span><text:span text:style-name="T3">"variable based"</text:span>)</text:p>
      <text:p text:style-name="P5"><text:span text:style-name="T5">print</text:span>(text)</text:p>
      <text:p text:style-name="P4"/>
      <text:p text:style-name="P5">text <text:span text:style-name="T1">=</text:span> <text:span text:style-name="T3">"This is another </text:span><text:span text:style-name="T5">{variable_a}</text:span><text:span text:style-name="T3"> formatted string with </text:span><text:span text:style-name="T5">\</text:span></text:p>
      <text:p text:style-name="P5"><text:span text:style-name="T3">multiple variables like </text:span><text:span text:style-name="T5">{a}</text:span><text:span text:style-name="T3"> </text:span><text:span text:style-name="T5">{b}</text:span><text:span text:style-name="T3"> </text:span><text:span text:style-name="T5">{c}</text:span><text:span text:style-name="T3">."</text:span>.format(</text:p>
      <text:p text:style-name="P6"><text:s text:c="4"/><text:span text:style-name="T13">variable_a</text:span><text:span text:style-name="T2">=</text:span><text:span text:style-name="T4">"variable based"</text:span><text:span text:style-name="T6">, </text:span></text:p>
      <text:p text:style-name="P6"><text:s text:c="4"/><text:span text:style-name="T13">a</text:span><text:span text:style-name="T2">=</text:span><text:span text:style-name="T4">"some random"</text:span><text:span text:style-name="T6">, </text:span><text:span text:style-name="T13">b</text:span><text:span text:style-name="T2">=</text:span><text:span text:style-name="T4">"replacement"</text:span><text:span text:style-name="T6">, </text:span><text:span text:style-name="T13">c</text:span><text:span text:style-name="T2">=</text:span><text:span text:style-name="T4">"text"</text:span><text:span text:style-name="T6">)</text:span></text:p>
      <text:p text:style-name="P5"><text:span text:style-name="T5">print</text:span>(text)</text:p>
      <text:p text:style-name="P4"/>
      <text:p text:style-name="P5">text <text:span text:style-name="T1">=</text:span> <text:span text:style-name="T3">"""So, </text:span><text:span text:style-name="T5">{name}</text:span><text:span text:style-name="T3">, the best part is formated strings you don't have to order it. </text:span></text:p>
      <text:p text:style-name="P7">And these keyword argument replacements, (<text:span text:style-name="T5">{var_a}</text:span>, <text:span text:style-name="T5">{var_b}</text:span>, <text:span text:style-name="T5">{name}</text:span>) can be reused over and over.</text:p>
      <text:p text:style-name="P5"><text:span text:style-name="T3">Seriously </text:span><text:span text:style-name="T5">{name}</text:span><text:span text:style-name="T3">, this is some fun formatting."""</text:span>.format(</text:p>
      <text:p text:style-name="P6"><text:s text:c="12"/><text:span text:style-name="T13">name</text:span><text:span text:style-name="T2">=</text:span><text:span text:style-name="T4">"Jerry"</text:span><text:span text:style-name="T6">, </text:span></text:p>
      <text:p text:style-name="P6"><text:s text:c="12"/><text:span text:style-name="T13">var_a</text:span><text:span text:style-name="T2">=</text:span><text:span text:style-name="T4">"Variable 1"</text:span><text:span text:style-name="T6">, </text:span></text:p>
      <text:p text:style-name="P6"><text:s text:c="12"/><text:span text:style-name="T13">var_b</text:span><text:span text:style-name="T2">=</text:span><text:span text:style-name="T4">"Variable 2"</text:span><text:span text:style-name="T6">)</text:span></text:p>
      <text:p text:style-name="P5"><text:span text:style-name="T5">print</text:span>(text)</text:p>
      <text:p text:style-name="P13"><text:span text:style-name="Strong_20_Emphasis"><text:span text:style-name="T9">Format with Arguments</text:span></text:span></text:p>
      <text:p text:style-name="P2">text <text:span text:style-name="T1">=</text:span> <text:span text:style-name="T3">"This is </text:span><text:span text:style-name="T5">{0}</text:span><text:span text:style-name="T3"> formatted string"</text:span>.format(<text:span text:style-name="T3">"argument based"</text:span>)</text:p>
      <text:p text:style-name="P5"><text:span text:style-name="T5">print</text:span>(text)</text:p>
      <text:p text:style-name="P4"/>
      <text:p text:style-name="P5">text <text:span text:style-name="T1">=</text:span> <text:span text:style-name="T3">"This is another </text:span><text:span text:style-name="T5">{0}</text:span><text:span text:style-name="T3"> formatted string </text:span><text:span text:style-name="T5">\</text:span></text:p>
      <text:p text:style-name="P5"><text:span text:style-name="T3">with multiple variables like </text:span><text:span text:style-name="T5">{1}</text:span><text:span text:style-name="T3"> </text:span><text:span text:style-name="T5">{2}</text:span><text:span text:style-name="T3"> </text:span><text:span text:style-name="T5">{3}</text:span><text:span text:style-name="T3">."</text:span>.format(</text:p>
      <text:p text:style-name="P6"><text:s text:c="4"/><text:span text:style-name="T4">"variable based"</text:span><text:span text:style-name="T6">, </text:span></text:p>
      <text:p text:style-name="P6"><text:s text:c="4"/><text:span text:style-name="T4">"some random"</text:span><text:span text:style-name="T6">, </text:span></text:p>
      <text:p text:style-name="P6"><text:s text:c="4"/><text:span text:style-name="T4">"replacement"</text:span><text:span text:style-name="T6">, </text:span></text:p>
      <text:p text:style-name="P6"><text:s text:c="4"/><text:span text:style-name="T4">"text"</text:span></text:p>
      <text:p text:style-name="P6"><text:s text:c="4"/><text:span text:style-name="T6">)</text:span></text:p>
      <text:p text:style-name="P5"><text:span text:style-name="T5">print</text:span>(text)</text:p>
      <text:p text:style-name="P4"/>
      <text:p text:style-name="P5">text <text:span text:style-name="T1">=</text:span> <text:span text:style-name="T3">"""So, </text:span><text:span text:style-name="T5">{0}</text:span><text:span text:style-name="T3">, the best part is formated strings you don't have to order it. </text:span></text:p>
      <text:p text:style-name="P7">And these argument replacements, (<text:span text:style-name="T5">{1}</text:span>, <text:span text:style-name="T5">{2}</text:span>, <text:span text:style-name="T5">{0}</text:span>) can be reused over and over.</text:p>
      <text:p text:style-name="P5"><text:span text:style-name="T3">Seriously </text:span><text:span text:style-name="T5">{0}</text:span><text:span text:style-name="T3">, this is some fun formatting."""</text:span>.format(</text:p>
      <text:p text:style-name="P6"><text:s text:c="12"/><text:span text:style-name="T4">"Jerry"</text:span><text:span text:style-name="T6">, </text:span></text:p>
      <text:p text:style-name="P6"><text:s text:c="12"/><text:span text:style-name="T4">"Variable 1"</text:span><text:span text:style-name="T6">, </text:span></text:p>
      <text:p text:style-name="P6"><text:s text:c="12"/><text:span text:style-name="T4">"Variable 2"</text:span><text:span text:style-name="T6">)</text:span></text:p>
      <text:p text:style-name="P5"><text:span text:style-name="T5">print</text:span>(text)</text:p>
      <text:p text:style-name="P14"><text:soft-page-break/><text:span text:style-name="Strong_20_Emphasis"><text:span text:style-name="Source_20_Text"><text:span text:style-name="T7">%s</text:span></text:span></text:span><text:span text:style-name="Strong_20_Emphasis"><text:span text:style-name="T9"> Substitution</text:span></text:span></text:p>
      <text:p text:style-name="P2">text <text:span text:style-name="T1">=</text:span> <text:span text:style-name="T3">"This is </text:span><text:span text:style-name="T5">%s</text:span><text:span text:style-name="T3"> formatted string"</text:span> <text:span text:style-name="T1">%</text:span>(<text:span text:style-name="T3">"replacement"</text:span>)</text:p>
      <text:p text:style-name="P5"><text:span text:style-name="T5">print</text:span>(text)</text:p>
      <text:p text:style-name="P4"/>
      <text:p text:style-name="P5">text <text:span text:style-name="T1">=</text:span> <text:span text:style-name="T3">"The </text:span><text:span text:style-name="T5">%%</text:span><text:span text:style-name="T3">s format string is not as </text:span><text:span text:style-name="T5">%s</text:span><text:span text:style-name="T3">, but still very </text:span><text:span text:style-name="T5">%s</text:span><text:span text:style-name="T3">."</text:span> <text:span text:style-name="T1">%</text:span>(<text:span text:style-name="T3">"robust"</text:span>, <text:span text:style-name="T3">"useful"</text:span>)</text:p>
      <text:p text:style-name="P5"><text:span text:style-name="T5">print</text:span>(text)</text:p>
      <text:p text:style-name="P14"><text:span text:style-name="Strong_20_Emphasis"><text:span text:style-name="Source_20_Text"><text:span text:style-name="T7">%f</text:span></text:span></text:span><text:span text:style-name="Strong_20_Emphasis"><text:span text:style-name="T9"> Float Substitution</text:span></text:span></text:p>
      <text:p text:style-name="P2">text <text:span text:style-name="T1">=</text:span> <text:span text:style-name="T3">"0 decimal places: </text:span><text:span text:style-name="T5">%.0f</text:span><text:span text:style-name="T3">"</text:span> <text:span text:style-name="T1">%</text:span>(<text:span text:style-name="T5">20</text:span>)</text:p>
      <text:p text:style-name="P5"><text:span text:style-name="T5">print</text:span>(text)</text:p>
      <text:p text:style-name="P4"/>
      <text:p text:style-name="P4"/>
      <text:p text:style-name="P5">text <text:span text:style-name="T1">=</text:span> <text:span text:style-name="T3">"2 decimal places: </text:span><text:span text:style-name="T5">%.2f</text:span><text:span text:style-name="T3">"</text:span> <text:span text:style-name="T1">%</text:span>(<text:span text:style-name="T5">20</text:span>)</text:p>
      <text:p text:style-name="P5"><text:span text:style-name="T5">print</text:span>(text)</text:p>
      <text:p text:style-name="P4"/>
      <text:p text:style-name="P5">text <text:span text:style-name="T1">=</text:span> <text:span text:style-name="T3">"10 decimal places: </text:span><text:span text:style-name="T5">%.10f</text:span><text:span text:style-name="T3">"</text:span> <text:span text:style-name="T1">%</text:span>(<text:span text:style-name="T5">20</text:span>)</text:p>
      <text:p text:style-name="P5"><text:span text:style-name="T5">print</text:span>(text)</text:p>
      <text:p text:style-name="P4"/>
      <text:p text:style-name="P5">text <text:span text:style-name="T1">=</text:span> <text:span text:style-name="T3">"400 decimal places: </text:span><text:span text:style-name="T5">%.400f</text:span><text:span text:style-name="T3">"</text:span> <text:span text:style-name="T1">%</text:span>(<text:span text:style-name="T5">20</text:span>)</text:p>
      <text:p text:style-name="P5"><text:span text:style-name="T5">print</text:span>(text)</text:p>
      <text:p text:style-name="P13"><text:span text:style-name="Strong_20_Emphasis"><text:span text:style-name="T9">Date Substitution</text:span></text:span><text:span text:style-name="T10"> </text:span><text:a xlink:type="simple" xlink:href="https://docs.python.org/2/library/datetime.html#strftime-and-strptime-behavior" text:style-name="Internet_20_link" text:visited-style-name="Visited_20_Internet_20_Link"><text:span text:style-name="T11">Docs</text:span></text:a></text:p>
      <text:p text:style-name="P2"><text:span text:style-name="T1">import</text:span> datetime</text:p>
      <text:p text:style-name="P5">today <text:span text:style-name="T1">=</text:span> datetime.date.today()</text:p>
      <text:p text:style-name="P5">text <text:span text:style-name="T1">=</text:span> <text:span text:style-name="T3">'</text:span><text:span text:style-name="T5">{today.month}</text:span><text:span text:style-name="T3">/</text:span><text:span text:style-name="T5">{today.day}</text:span><text:span text:style-name="T3">/</text:span><text:span text:style-name="T5">{today.year}</text:span><text:span text:style-name="T3">'</text:span>.format(<text:span text:style-name="T12">today</text:span><text:span text:style-name="T1">=</text:span>today)</text:p>
      <text:p text:style-name="P5"><text:span text:style-name="T5">print</text:span>(text)</text:p>
      <text:p text:style-name="P4"/>
      <text:p text:style-name="P5">text <text:span text:style-name="T1">=</text:span> today.strftime(<text:span text:style-name="T3">'%-m/</text:span><text:span text:style-name="T5">%-d</text:span><text:span text:style-name="T3">/%y'</text:span>)</text:p>
      <text:p text:style-name="P5"><text:span text:style-name="T5">print</text:span>(text)</text:p>
      <text:p text:style-name="P4"/>
      <text:p text:style-name="P5">now <text:span text:style-name="T1">=</text:span> datetime.datetime.utcnow() <text:span text:style-name="T14">#utc time</text:span></text:p>
      <text:p text:style-name="P5">text <text:span text:style-name="T1">=</text:span> now.strftime(<text:span text:style-name="T3">'%Y-%m-</text:span><text:span text:style-name="T5">%d</text:span><text:span text:style-name="T3"> %H:%M:%S.</text:span><text:span text:style-name="T5">%f</text:span><text:span text:style-name="T3">'</text:span>)[:<text:span text:style-name="T1">-</text:span><text:span text:style-name="T5">3</text:span>]</text:p>
      <text:p text:style-name="P5"><text:span text:style-name="T5">print</text:span>(text)</text:p>
      <text:p text:style-name="P4"/>
      <text:p text:style-name="P5">now <text:span text:style-name="T1">=</text:span> datetime.datetime.now() <text:span text:style-name="T14">#local time</text:span></text:p>
      <text:p text:style-name="P5">date_text <text:span text:style-name="T1">=</text:span> now.strftime(<text:span text:style-name="T3">'%Y/%m/</text:span><text:span text:style-name="T5">%d</text:span><text:span text:style-name="T3"> %H:%M:%S.</text:span><text:span text:style-name="T5">%f</text:span><text:span text:style-name="T3">'</text:span>) <text:span text:style-name="T14">#[:-3]</text:span></text:p>
      <text:p text:style-name="P5">text <text:span text:style-name="T1">=</text:span> <text:span text:style-name="T3">"Time is: </text:span><text:span text:style-name="T5">%s</text:span><text:span text:style-name="T3">"</text:span> <text:span text:style-name="T1">%</text:span>(date_text)</text:p>
      <text:p text:style-name="P5"><text:span text:style-name="T5">print</text:span>(text)</text:p>
      <text:p text:style-name="P4"/>
      <text:p text:style-name="P5">now <text:span text:style-name="T1">=</text:span> datetime.datetime.now()</text:p>
      <text:p text:style-name="P5">date_text <text:span text:style-name="T1">=</text:span> now.strftime(<text:span text:style-name="T3">'%B </text:span><text:span text:style-name="T5">%d</text:span><text:span text:style-name="T3">, %Y %H:%M:%S.</text:span><text:span text:style-name="T5">%f</text:span><text:span text:style-name="T3"> %p'</text:span>)</text:p>
      <text:p text:style-name="P5">text <text:span text:style-name="T1">=</text:span> <text:span text:style-name="T3">"Time is </text:span><text:span text:style-name="T5">%s</text:span><text:span text:style-name="T3">"</text:span> <text:span text:style-name="T1">%</text:span>(date_text)</text:p>
      <text:p text:style-name="P5"><text:span text:style-name="T5">print</text:span>(text)</text:p>
      <text:p text:style-name="P4"/>
      <text:p text:style-name="P5">now <text:span text:style-name="T1">=</text:span> datetime.datetime.now()</text:p>
      <text:p text:style-name="P5">date_text <text:span text:style-name="T1">=</text:span> now.strftime(<text:span text:style-name="T3">'</text:span><text:span text:style-name="T5">%x</text:span><text:span text:style-name="T3">'</text:span>)</text:p>
      <text:p text:style-name="P5">text <text:span text:style-name="T1">=</text:span> <text:span text:style-name="T3">"Time is </text:span><text:span text:style-name="T5">%s</text:span><text:span text:style-name="T3">"</text:span> <text:span text:style-name="T1">%</text:span>(date_text)</text:p>
      <text:p text:style-name="P5"><text:span text:style-name="T5">print</text:span>(text)</text:p>
      <text:h text:style-name="P10" text:outline-level="2"><text:bookmark text:name="user-content-working-with-files"/>Working with Files</text:h>
      <text:p text:style-name="P3"><text:span text:style-name="Source_20_Text"><text:span text:style-name="T8">file_obj = open(file_name, "&lt;mode&gt;")</text:span></text:span></text:p>
      <table:table table:name="Table1" table:style-name="Table1">
        <table:table-column table:style-name="Table1.A"/>
        <table:table-column table:style-name="Table1.B"/>
        <table:table-header-rows>
          <text:soft-page-break/>
          <table:table-row table:style-name="Table1.1">
            <table:table-cell table:style-name="Table1.A1" office:value-type="string">
              <text:p text:style-name="P1">Mode</text:p>
            </table:table-cell>
            <table:table-cell table:style-name="Table1.A1" office:value-type="string">
              <text:p text:style-name="P1">Description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Table_20_Contents">"r"</text:p>
          </table:table-cell>
          <table:table-cell table:style-name="Table1.A1" office:value-type="string">
            <text:p text:style-name="Table_20_Contents">Read only. Default mode.</text:p>
          </table:table-cell>
        </table:table-row>
        <table:table-row table:style-name="Table1.3">
          <table:table-cell table:style-name="Table1.A1" office:value-type="string">
            <text:p text:style-name="Table_20_Contents">"rb"</text:p>
          </table:table-cell>
          <table:table-cell table:style-name="Table1.A1" office:value-type="string">
            <text:p text:style-name="Table_20_Contents">Read only in binary format</text:p>
          </table:table-cell>
        </table:table-row>
        <table:table-row table:style-name="Table1.1">
          <table:table-cell table:style-name="Table1.A1" office:value-type="string">
            <text:p text:style-name="Table_20_Contents">"r+"</text:p>
          </table:table-cell>
          <table:table-cell table:style-name="Table1.A1" office:value-type="string">
            <text:p text:style-name="Table_20_Contents">Read and write</text:p>
          </table:table-cell>
        </table:table-row>
        <table:table-row table:style-name="Table1.3">
          <table:table-cell table:style-name="Table1.A1" office:value-type="string">
            <text:p text:style-name="Table_20_Contents">"rb+"</text:p>
          </table:table-cell>
          <table:table-cell table:style-name="Table1.A1" office:value-type="string">
            <text:p text:style-name="Table_20_Contents">Read and write in binary format</text:p>
          </table:table-cell>
        </table:table-row>
        <table:table-row table:style-name="Table1.1">
          <table:table-cell table:style-name="Table1.A1" office:value-type="string">
            <text:p text:style-name="Table_20_Contents">"w"</text:p>
          </table:table-cell>
          <table:table-cell table:style-name="Table1.A1" office:value-type="string">
            <text:p text:style-name="Table_20_Contents">Write only. Overwrites existing file or creates a new file.</text:p>
          </table:table-cell>
        </table:table-row>
        <table:table-row table:style-name="Table1.3">
          <table:table-cell table:style-name="Table1.A1" office:value-type="string">
            <text:p text:style-name="Table_20_Contents">"wb"</text:p>
          </table:table-cell>
          <table:table-cell table:style-name="Table1.A1" office:value-type="string">
            <text:p text:style-name="Table_20_Contents">Write only in binary format. Overwrites existing file or creates a new file.</text:p>
          </table:table-cell>
        </table:table-row>
        <table:table-row table:style-name="Table1.1">
          <table:table-cell table:style-name="Table1.A1" office:value-type="string">
            <text:p text:style-name="Table_20_Contents">"w+"</text:p>
          </table:table-cell>
          <table:table-cell table:style-name="Table1.A1" office:value-type="string">
            <text:p text:style-name="Table_20_Contents">Read and write. Overwrites existing file or creates a new file.</text:p>
          </table:table-cell>
        </table:table-row>
        <table:table-row table:style-name="Table1.3">
          <table:table-cell table:style-name="Table1.A1" office:value-type="string">
            <text:p text:style-name="Table_20_Contents">"wb+"</text:p>
          </table:table-cell>
          <table:table-cell table:style-name="Table1.A1" office:value-type="string">
            <text:p text:style-name="Table_20_Contents">Read and write in binary format. Overwrites existing file or creates a new file.</text:p>
          </table:table-cell>
        </table:table-row>
        <table:table-row table:style-name="Table1.1">
          <table:table-cell table:style-name="Table1.A1" office:value-type="string">
            <text:p text:style-name="Table_20_Contents">"a"</text:p>
          </table:table-cell>
          <table:table-cell table:style-name="Table1.A1" office:value-type="string">
            <text:p text:style-name="Table_20_Contents">Append to existing file or creates new file.</text:p>
          </table:table-cell>
        </table:table-row>
        <table:table-row table:style-name="Table1.3">
          <table:table-cell table:style-name="Table1.A1" office:value-type="string">
            <text:p text:style-name="Table_20_Contents">"ab"</text:p>
          </table:table-cell>
          <table:table-cell table:style-name="Table1.A1" office:value-type="string">
            <text:p text:style-name="Table_20_Contents">Append to existing file or creates new file in binary format.</text:p>
          </table:table-cell>
        </table:table-row>
        <table:table-row table:style-name="Table1.1">
          <table:table-cell table:style-name="Table1.A1" office:value-type="string">
            <text:p text:style-name="Table_20_Contents">"a+"</text:p>
          </table:table-cell>
          <table:table-cell table:style-name="Table1.A1" office:value-type="string">
            <text:p text:style-name="Table_20_Contents">Read and append. Overwrites existing file or creates a new file.</text:p>
          </table:table-cell>
        </table:table-row>
        <table:table-row table:style-name="Table1.3">
          <table:table-cell table:style-name="Table1.A1" office:value-type="string">
            <text:p text:style-name="Table_20_Contents">"ab+"</text:p>
          </table:table-cell>
          <table:table-cell table:style-name="Table1.A1" office:value-type="string">
            <text:p text:style-name="Table_20_Contents">Read and append in binary format. Overwrites existing file or creates a new fil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3:06:44.677000000</meta:creation-date>
    <dc:date>2019-11-02T13:07:52.684000000</dc:date>
    <meta:editing-duration>PT1M9S</meta:editing-duration>
    <meta:editing-cycles>1</meta:editing-cycles>
    <meta:document-statistic meta:table-count="1" meta:image-count="0" meta:object-count="0" meta:page-count="4" meta:paragraph-count="151" meta:word-count="655" meta:character-count="4529" meta:non-whitespace-character-count="3914"/>
    <meta:generator>LibreOffice/6.2.2.2$Windows_X86_64 LibreOffice_project/2b840030fec2aae0fd2658d8d4f9548af4e3518d</meta:generator>
  </office:meta>
</office:document-meta>
</file>